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75cm" fo:min-width="13.2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1.15cm" fo:min-width="5.9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8cm"/>
    </style:style>
    <style:style style:name="gr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3.7cm" svg:height="3cm" svg:x="3.4cm" svg:y="1cm">
          <text:p text:style-name="P1">task&lt;int&gt; t1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4cm" svg:height="1.4cm" svg:x="10.5cm" svg:y="2.1cm">
          <text:p text:style-name="P1">task&lt;string&gt; t2a(int i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8.5cm" svg:height="1.4cm" svg:x="6cm" svg:y="5.2cm">
          <text:p text:style-name="P1">task&lt;void&gt; t3(string s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6.4cm" svg:height="1.4cm" svg:x="3.6cm" svg:y="2.1cm">
          <text:p text:style-name="P1">task&lt;string&gt; t2b(int i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25cm" svg:y1="4cm" svg:x2="10.25cm" svg:y2="5.2cm" draw:start-shape="id1" draw:start-glue-point="6" draw:end-shape="id2" draw:end-glue-point="4" svg:d="M10250 40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05:45:26.392000000</meta:creation-date>
    <dc:date>2018-11-08T06:24:07.832000000</dc:date>
    <meta:editing-duration>PT17M58S</meta:editing-duration>
    <meta:editing-cycles>3</meta:editing-cycles>
    <meta:generator>LibreOffice/5.4.4.2$Windows_X86_64 LibreOffice_project/2524958677847fb3bb44820e40380acbe820f960</meta:generator>
    <meta:document-statistic meta:object-count="5"/>
  </office:meta>
</office:document-meta>
</file>